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card_type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z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++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+</text:p>
          </table:table-cell>
          <table:table-cell table:style-name="ce2" office:value-type="string" calcext:value-type="string">
            <text:p>ddd-</text:p>
          </table:table-cell>
          <table:table-cell table:style-name="ce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0+</text:p>
          </table:table-cell>
          <table:table-cell table:style-name="ce2" office:value-type="string" calcext:value-type="string">
            <text:p>ddp-</text:p>
          </table:table-cell>
          <table:table-cell table:style-name="ce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0+</text:p>
          </table:table-cell>
          <table:table-cell table:style-name="ce2" office:value-type="string" calcext:value-type="string">
            <text:p>ddddf-</text:p>
          </table:table-cell>
          <table:table-cell table:style-name="ce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0+</text:p>
          </table:table-cell>
          <table:table-cell table:style-name="ce2" office:value-type="string" calcext:value-type="string">
            <text:p>ddb-</text:p>
          </table:table-cell>
          <table:table-cell table:style-name="ce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++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+</text:p>
          </table:table-cell>
          <table:table-cell table:style-name="ce2" office:value-type="string" calcext:value-type="string">
            <text:p>xx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+</text:p>
          </table:table-cell>
          <table:table-cell table:style-name="ce2"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+</text:p>
          </table:table-cell>
          <table:table-cell table:style-name="ce2" office:value-type="string" calcext:value-type="string">
            <text:p>xx-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4:51:14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4:08:34.999000000</meta:creation-date>
    <dc:date>2023-11-09T15:48:43.343000000</dc:date>
    <meta:editing-duration>PT1H3M36S</meta:editing-duration>
    <meta:editing-cycles>11</meta:editing-cycles>
    <meta:generator>LibreOffice/7.6.2.1$Windows_X86_64 LibreOffice_project/56f7684011345957bbf33a7ee678afaf4d2ba333</meta:generator>
    <meta:document-statistic meta:table-count="1" meta:cell-count="52" meta:object-count="0"/>
  </office:meta>
</office:document-meta>
</file>